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language-complex="ar" style:country-complex="SA"/>
    </style:style>
    <style:style style:name="T1" style:family="text">
      <style:text-properties style:language-complex="ar" style:country-complex="S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خصائص الموسيقي في القرن التاسع عشر</text:p>
      <text:p text:style-name="P2"/>
      <text:p text:style-name="P1"><text:span text:style-name="Strong_20_Emphasis"><text:span text:style-name="T1">المقامات</text:span></text:span></text:p>
      <text:p text:style-name="P2"><text:s/>كانت الموسيقى المصرية في القرن التاسع عشر تعتمد بشكل كبير على نظام المقامات، وهو تركيب شكلي يمييز فن الموسيقى في مصر و الوطن العربي و هناك ما يقارب 360 مقاما موسيقيا. كل من <text:s/>المقامات له طابعه الخاص ويعبر عن مشاعر محددة تتكون من مجموعة من النغمات تبدأ بنغمة معينة و تنتهي بها و تشكل اللحن الاساسي للمقطوعة الموسيقية. من المقامات الاساسية:</text:p>
      <text:p text:style-name="P2"><text:s/>مقام رست: مقام مستقيم و مستقر و يبدأ من نغمة دو.</text:p>
      <text:p text:style-name="P2">.مقام نهوند: مقام هادئ و عاطفي.</text:p>
      <text:p text:style-name="P2"><text:span text:style-name="Strong_20_Emphasis">.مقام بيات</text:span>: مقام دافئ وعاطفي، يبدأ غالباً من نغمة ري</text:p>
      <text:p text:style-name="P2"/>
      <text:p text:style-name="P1"><text:span text:style-name="Strong_20_Emphasis"><text:span text:style-name="T1">الارتجال</text:span></text:span></text:p>
      <text:p text:style-name="P1"><text:span text:style-name="T1">كان للارتجال دور كبير في الأداء الموسيقي، حيث يقوم العازفون بتأليف الموسيقي في اللحظة بشكل فردي لإظهار مهاراتهم وفهمهم للمقامات عن طريق التنقل بينهم ببراعة. للارتجال انواع منهم:</text:span></text:p>
      <text:p text:style-name="P1"><text:span text:style-name="T1"><text:s/>الارتجال الصوتي: يقوم المغني باستخدام نغمات و زخارف صوتية.</text:span></text:p>
      <text:p text:style-name="P1"><text:span text:style-name="T1">الارتجال على الالات: يقوم العازف باداء مقطوعة لم تكن مكتوبة مسبقا.</text:span></text:p>
      <text:p text:style-name="P1"><text:span text:style-name="Strong_20_Emphasis"><text:span text:style-name="T1"/></text:span></text:p>
      <text:p text:style-name="P1"><text:span text:style-name="Strong_20_Emphasis"><text:span text:style-name="T1">التأثير الثقافي</text:span></text:span></text:p>
      <text:p text:style-name="P1"><text:span text:style-name="T1">كان للتأثير العثماني دور كبير، حيث كانت مصر جزءًا من الامبراطورية العثمانية حتى أوائل القرن العشرين. هذا جلب إلى مصر أشكالًا موسيقية عثمانية، مثل استخدام الآلات التركية ودمج عناصر الموسيقى الكلاسيكية التركية.</text:span></text:p>
      <text:p text:style-name="P1"><text:span text:style-name="T1"/></text:p>
      <text:p text:style-name="P1"><text:span text:style-name="Strong_20_Emphasis"><text:span text:style-name="T1">التأثير الغربي</text:span></text:span></text:p>
      <text:p text:style-name="P1"><text:span text:style-name="T1"><text:s/>بسبب تفاعل مصر مع أوروبا شهد القرن التاسع عشر تأثيرًا متزايدًا للموسيقى الغربية، مما ادى الي في إدخال المزيد من الآلات الغربية و الأشكال الموسيقية و أنظمة التدوين الموسيق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7-27T18:28:12</meta:creation-date>
    <meta:document-statistic meta:table-count="0" meta:image-count="0" meta:object-count="0" meta:page-count="1" meta:paragraph-count="14" meta:word-count="228" meta:character-count="1232"/>
    <dc:date>2024-07-27T21:45:17</dc:date>
    <meta:editing-duration>PT1H25S</meta:editing-duration>
    <meta:editing-cycles>1</meta:editing-cycles>
    <meta:generator>OpenOffice/4.1.15$Unix OpenOffice.org_project/4115m2$Build-9813</meta:generator>
  </office:meta>
</office:document-meta>
</file>